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6" style:family="table">
      <style:table-properties style:width="6.925in" table:align="margins"/>
    </style:style>
    <style:style style:name="Table6.A" style:family="table-column">
      <style:table-column-properties style:column-width="1.3771in" style:rel-column-width="13032*"/>
    </style:style>
    <style:style style:name="Table6.B" style:family="table-column">
      <style:table-column-properties style:column-width="5.5479in" style:rel-column-width="52503*"/>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0.6889in" style:rel-column-width="6519*"/>
    </style:style>
    <style:style style:name="Table2.B" style:family="table-column">
      <style:table-column-properties style:column-width="2.309in" style:rel-column-width="21851*"/>
    </style:style>
    <style:style style:name="Table2.C" style:family="table-column">
      <style:table-column-properties style:column-width="3.9271in" style:rel-column-width="37165*"/>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1" style:family="table">
      <style:table-properties style:width="6.925in" table:align="margins"/>
    </style:style>
    <style:style style:name="Table1.A" style:family="table-column">
      <style:table-column-properties style:column-width="0.5611in" style:rel-column-width="5310*"/>
    </style:style>
    <style:style style:name="Table1.B" style:family="table-column">
      <style:table-column-properties style:column-width="1.9389in" style:rel-column-width="18348*"/>
    </style:style>
    <style:style style:name="Table1.C" style:family="table-column">
      <style:table-column-properties style:column-width="4.425in" style:rel-column-width="41877*"/>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1.0646in" style:rel-column-width="10074*"/>
    </style:style>
    <style:style style:name="Table3.B" style:family="table-column">
      <style:table-column-properties style:column-width="1.4347in" style:rel-column-width="13577*"/>
    </style:style>
    <style:style style:name="Table3.C" style:family="table-column">
      <style:table-column-properties style:column-width="4.4257in" style:rel-column-width="41884*"/>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5" style:family="table">
      <style:table-properties style:width="6.925in" table:align="margins"/>
    </style:style>
    <style:style style:name="Table5.A" style:family="table-column">
      <style:table-column-properties style:column-width="1.1229in" style:rel-column-width="10626*"/>
    </style:style>
    <style:style style:name="Table5.B" style:family="table-column">
      <style:table-column-properties style:column-width="4.6875in" style:rel-column-width="44360*"/>
    </style:style>
    <style:style style:name="Table5.C" style:family="table-column">
      <style:table-column-properties style:column-width="1.1146in" style:rel-column-width="10549*"/>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style>
    <style:style style:name="Table4.A" style:family="table-column">
      <style:table-column-properties style:column-width="1.1861in" style:rel-column-width="11224*"/>
    </style:style>
    <style:style style:name="Table4.B" style:family="table-column">
      <style:table-column-properties style:column-width="5.7389in" style:rel-column-width="54311*"/>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024dfd" officeooo:paragraph-rsid="00024dfd"/>
    </style:style>
    <style:style style:name="P2" style:family="paragraph" style:parent-style-name="Standard">
      <style:text-properties officeooo:rsid="00024dfd" officeooo:paragraph-rsid="0019a39b"/>
    </style:style>
    <style:style style:name="P3" style:family="paragraph" style:parent-style-name="Standard">
      <style:text-properties officeooo:rsid="0006e40b" officeooo:paragraph-rsid="0006e40b"/>
    </style:style>
    <style:style style:name="P4" style:family="paragraph" style:parent-style-name="Standard">
      <style:text-properties officeooo:rsid="000dabce" officeooo:paragraph-rsid="000dabce"/>
    </style:style>
    <style:style style:name="P5" style:family="paragraph" style:parent-style-name="Standard">
      <style:text-properties officeooo:rsid="0015e088" officeooo:paragraph-rsid="0015e088"/>
    </style:style>
    <style:style style:name="P6" style:family="paragraph" style:parent-style-name="Standard">
      <style:text-properties officeooo:rsid="0027a72d" officeooo:paragraph-rsid="0027a72d"/>
    </style:style>
    <style:style style:name="P7" style:family="paragraph" style:parent-style-name="Standard">
      <style:text-properties officeooo:rsid="002f8537" officeooo:paragraph-rsid="002f8537"/>
    </style:style>
    <style:style style:name="P8" style:family="paragraph" style:parent-style-name="Table_20_Contents">
      <style:text-properties officeooo:rsid="000419e4" officeooo:paragraph-rsid="000419e4"/>
    </style:style>
    <style:style style:name="P9" style:family="paragraph" style:parent-style-name="Table_20_Contents">
      <style:text-properties officeooo:rsid="000419e4" officeooo:paragraph-rsid="0019a39b"/>
    </style:style>
    <style:style style:name="P10" style:family="paragraph" style:parent-style-name="Table_20_Contents">
      <style:text-properties officeooo:rsid="00053230" officeooo:paragraph-rsid="00053230"/>
    </style:style>
    <style:style style:name="P11" style:family="paragraph" style:parent-style-name="Table_20_Contents">
      <style:text-properties officeooo:rsid="00053230" officeooo:paragraph-rsid="0019a39b"/>
    </style:style>
    <style:style style:name="P12" style:family="paragraph" style:parent-style-name="Table_20_Contents">
      <style:text-properties officeooo:rsid="000874c4" officeooo:paragraph-rsid="000874c4"/>
    </style:style>
    <style:style style:name="P13" style:family="paragraph" style:parent-style-name="Table_20_Contents">
      <style:text-properties officeooo:rsid="000874c4" officeooo:paragraph-rsid="0019a39b"/>
    </style:style>
    <style:style style:name="P14" style:family="paragraph" style:parent-style-name="Table_20_Contents">
      <style:text-properties officeooo:rsid="000dabce" officeooo:paragraph-rsid="000dabce"/>
    </style:style>
    <style:style style:name="P15" style:family="paragraph" style:parent-style-name="Table_20_Contents">
      <style:text-properties officeooo:rsid="000dabce" officeooo:paragraph-rsid="000f9e85"/>
    </style:style>
    <style:style style:name="P16" style:family="paragraph" style:parent-style-name="Table_20_Contents">
      <style:text-properties officeooo:rsid="000dabce" officeooo:paragraph-rsid="0019a39b"/>
    </style:style>
    <style:style style:name="P17" style:family="paragraph" style:parent-style-name="Table_20_Contents">
      <style:text-properties officeooo:rsid="00118e4d" officeooo:paragraph-rsid="00118e4d"/>
    </style:style>
    <style:style style:name="P18" style:family="paragraph" style:parent-style-name="Table_20_Contents">
      <style:text-properties officeooo:rsid="00118e4d" officeooo:paragraph-rsid="0019a39b"/>
    </style:style>
    <style:style style:name="P19" style:family="paragraph" style:parent-style-name="Table_20_Contents">
      <style:text-properties officeooo:rsid="00118e4d" officeooo:paragraph-rsid="001ad61c"/>
    </style:style>
    <style:style style:name="P20" style:family="paragraph" style:parent-style-name="Table_20_Contents">
      <style:text-properties officeooo:rsid="00131184" officeooo:paragraph-rsid="00131184"/>
    </style:style>
    <style:style style:name="P21" style:family="paragraph" style:parent-style-name="Table_20_Contents">
      <style:text-properties officeooo:rsid="00131184" officeooo:paragraph-rsid="0019a39b"/>
    </style:style>
    <style:style style:name="P22" style:family="paragraph" style:parent-style-name="Table_20_Contents">
      <style:text-properties officeooo:rsid="0014912f" officeooo:paragraph-rsid="0014912f"/>
    </style:style>
    <style:style style:name="P23" style:family="paragraph" style:parent-style-name="Table_20_Contents">
      <style:text-properties officeooo:rsid="0019a39b" officeooo:paragraph-rsid="0019a39b"/>
    </style:style>
    <style:style style:name="P24" style:family="paragraph" style:parent-style-name="Table_20_Contents">
      <style:text-properties officeooo:rsid="001ad61c" officeooo:paragraph-rsid="001ad61c"/>
    </style:style>
    <style:style style:name="P25" style:family="paragraph" style:parent-style-name="Table_20_Contents">
      <style:text-properties officeooo:rsid="002306ad" officeooo:paragraph-rsid="002306ad"/>
    </style:style>
    <style:style style:name="P26" style:family="paragraph" style:parent-style-name="Table_20_Contents">
      <style:text-properties officeooo:rsid="0027a72d" officeooo:paragraph-rsid="0027a72d"/>
    </style:style>
    <style:style style:name="P27" style:family="paragraph" style:parent-style-name="Table_20_Contents">
      <style:text-properties officeooo:rsid="0029939d" officeooo:paragraph-rsid="0029939d"/>
    </style:style>
    <style:style style:name="P28" style:family="paragraph" style:parent-style-name="Table_20_Contents">
      <style:text-properties officeooo:rsid="002a7acd" officeooo:paragraph-rsid="002a7acd"/>
    </style:style>
    <style:style style:name="P29" style:family="paragraph" style:parent-style-name="Table_20_Contents">
      <style:text-properties officeooo:rsid="002bb149" officeooo:paragraph-rsid="002bb149"/>
    </style:style>
    <style:style style:name="P30" style:family="paragraph" style:parent-style-name="Table_20_Contents">
      <style:text-properties officeooo:rsid="002daafa" officeooo:paragraph-rsid="002daafa"/>
    </style:style>
    <style:style style:name="P31" style:family="paragraph" style:parent-style-name="Table_20_Contents">
      <style:text-properties officeooo:rsid="002f8537" officeooo:paragraph-rsid="002f8537"/>
    </style:style>
    <style:style style:name="P32" style:family="paragraph" style:parent-style-name="Table_20_Contents">
      <style:text-properties officeooo:rsid="0031e9c3" officeooo:paragraph-rsid="0031e9c3"/>
    </style:style>
    <style:style style:name="P33" style:family="paragraph" style:parent-style-name="Table_20_Contents">
      <style:text-properties officeooo:rsid="0034ed41" officeooo:paragraph-rsid="0034ed41"/>
    </style:style>
    <style:style style:name="P34" style:family="paragraph" style:parent-style-name="Table_20_Contents">
      <style:text-properties officeooo:rsid="00370793" officeooo:paragraph-rsid="00370793"/>
    </style:style>
    <style:style style:name="P35" style:family="paragraph" style:parent-style-name="Table_20_Contents">
      <style:text-properties officeooo:rsid="00374171" officeooo:paragraph-rsid="00374171"/>
    </style:style>
    <style:style style:name="P36" style:family="paragraph" style:parent-style-name="Table_20_Contents">
      <style:text-properties officeooo:rsid="003936a7" officeooo:paragraph-rsid="003936a7"/>
    </style:style>
    <style:style style:name="P37" style:family="paragraph" style:parent-style-name="Table_20_Contents">
      <style:text-properties officeooo:rsid="003cc417" officeooo:paragraph-rsid="003cc417"/>
    </style:style>
    <style:style style:name="P38" style:family="paragraph" style:parent-style-name="Text_20_body">
      <style:text-properties officeooo:rsid="0014912f" officeooo:paragraph-rsid="0014912f"/>
    </style:style>
    <style:style style:name="P39" style:family="paragraph" style:parent-style-name="Text_20_body">
      <style:text-properties officeooo:rsid="00174051" officeooo:paragraph-rsid="00174051"/>
    </style:style>
    <style:style style:name="P40" style:family="paragraph" style:parent-style-name="Text_20_body">
      <style:text-properties officeooo:paragraph-rsid="00174051"/>
    </style:style>
    <style:style style:name="P41" style:family="paragraph" style:parent-style-name="Text_20_body">
      <style:text-properties officeooo:rsid="001859d0" officeooo:paragraph-rsid="001859d0"/>
    </style:style>
    <style:style style:name="P42" style:family="paragraph" style:parent-style-name="Text_20_body">
      <style:text-properties officeooo:rsid="001cde1a" officeooo:paragraph-rsid="001cde1a"/>
    </style:style>
    <style:style style:name="P43" style:family="paragraph" style:parent-style-name="Text_20_body">
      <style:text-properties officeooo:rsid="001e8fea" officeooo:paragraph-rsid="001e8fea"/>
    </style:style>
    <style:style style:name="P44" style:family="paragraph" style:parent-style-name="Text_20_body">
      <style:text-properties officeooo:paragraph-rsid="001e8fea"/>
    </style:style>
    <style:style style:name="P45" style:family="paragraph" style:parent-style-name="Text_20_body">
      <style:text-properties officeooo:rsid="001ff576" officeooo:paragraph-rsid="001ff576"/>
    </style:style>
    <style:style style:name="P46" style:family="paragraph" style:parent-style-name="Text_20_body">
      <style:text-properties officeooo:rsid="001ff576" officeooo:paragraph-rsid="00242d40"/>
    </style:style>
    <style:style style:name="P47" style:family="paragraph" style:parent-style-name="Text_20_body">
      <style:text-properties officeooo:paragraph-rsid="001ff576"/>
    </style:style>
    <style:style style:name="P48" style:family="paragraph" style:parent-style-name="Text_20_body">
      <style:text-properties officeooo:rsid="0021a798" officeooo:paragraph-rsid="0021a798"/>
    </style:style>
    <style:style style:name="P49" style:family="paragraph" style:parent-style-name="Text_20_body">
      <style:text-properties officeooo:rsid="002306ad" officeooo:paragraph-rsid="002306ad"/>
    </style:style>
    <style:style style:name="P50" style:family="paragraph" style:parent-style-name="Text_20_body">
      <style:text-properties officeooo:rsid="002306ad" officeooo:paragraph-rsid="00242d40"/>
    </style:style>
    <style:style style:name="P51" style:family="paragraph" style:parent-style-name="Text_20_body">
      <style:text-properties officeooo:paragraph-rsid="003db193"/>
    </style:style>
    <style:style style:name="P52" style:family="paragraph" style:parent-style-name="Text_20_body">
      <style:text-properties officeooo:rsid="003db193" officeooo:paragraph-rsid="003db193"/>
    </style:style>
    <style:style style:name="P53" style:family="paragraph" style:parent-style-name="Heading_20_1">
      <style:text-properties officeooo:rsid="0015e088" officeooo:paragraph-rsid="0015e088"/>
    </style:style>
    <style:style style:name="P54" style:family="paragraph" style:parent-style-name="Heading_20_1">
      <style:text-properties officeooo:rsid="00174051" officeooo:paragraph-rsid="00174051"/>
    </style:style>
    <style:style style:name="P55" style:family="paragraph" style:parent-style-name="Heading_20_2">
      <style:text-properties officeooo:rsid="001e8fea" officeooo:paragraph-rsid="001e8fea"/>
    </style:style>
    <style:style style:name="P56" style:family="paragraph" style:parent-style-name="Heading_20_2">
      <style:text-properties officeooo:paragraph-rsid="003db193"/>
    </style:style>
    <style:style style:name="P57" style:family="paragraph" style:parent-style-name="Heading_20_2">
      <style:text-properties officeooo:rsid="001ff576" officeooo:paragraph-rsid="001ff576"/>
    </style:style>
    <style:style style:name="P58" style:family="paragraph" style:parent-style-name="Standard" style:list-style-name="L1">
      <style:text-properties officeooo:rsid="00024dfd" officeooo:paragraph-rsid="00024dfd"/>
    </style:style>
    <style:style style:name="P59" style:family="paragraph" style:parent-style-name="Standard" style:list-style-name="L3">
      <style:text-properties officeooo:rsid="00024dfd" officeooo:paragraph-rsid="00024dfd"/>
    </style:style>
    <style:style style:name="P60" style:family="paragraph" style:parent-style-name="Standard" style:list-style-name="L1">
      <style:text-properties officeooo:rsid="0015e088" officeooo:paragraph-rsid="0015e088"/>
    </style:style>
    <style:style style:name="P61" style:family="paragraph" style:parent-style-name="Standard" style:list-style-name="L3">
      <style:text-properties officeooo:rsid="0015e088" officeooo:paragraph-rsid="0015e088"/>
    </style:style>
    <style:style style:name="P62" style:family="paragraph" style:parent-style-name="Standard" style:list-style-name="L3">
      <style:text-properties officeooo:rsid="00167287" officeooo:paragraph-rsid="00167287"/>
    </style:style>
    <style:style style:name="P63" style:family="paragraph" style:parent-style-name="Table_20_Contents">
      <style:text-properties officeooo:rsid="00400cb5" officeooo:paragraph-rsid="00400cb5"/>
    </style:style>
    <style:style style:name="P64" style:family="paragraph" style:parent-style-name="Text_20_body" style:list-style-name="L2">
      <style:text-properties officeooo:rsid="0015e088" officeooo:paragraph-rsid="0015e088"/>
    </style:style>
    <style:style style:name="P65" style:family="paragraph" style:parent-style-name="Text_20_body" style:list-style-name="L4">
      <style:text-properties officeooo:rsid="001c9e27" officeooo:paragraph-rsid="001c9e27"/>
    </style:style>
    <style:style style:name="P66" style:family="paragraph" style:parent-style-name="Text_20_body" style:list-style-name="L4">
      <style:text-properties officeooo:rsid="001ff576" officeooo:paragraph-rsid="001ff576"/>
    </style:style>
    <style:style style:name="P67" style:family="paragraph" style:parent-style-name="Text_20_body" style:list-style-name="L4">
      <style:text-properties officeooo:rsid="001cde1a" officeooo:paragraph-rsid="001cde1a"/>
    </style:style>
    <style:style style:name="P68" style:family="paragraph" style:parent-style-name="Text_20_body" style:list-style-name="L4">
      <style:text-properties officeooo:rsid="002306ad" officeooo:paragraph-rsid="002306ad"/>
    </style:style>
    <style:style style:name="T1" style:family="text">
      <style:text-properties officeooo:rsid="00053230"/>
    </style:style>
    <style:style style:name="T2" style:family="text">
      <style:text-properties officeooo:rsid="000d795e"/>
    </style:style>
    <style:style style:name="T3" style:family="text">
      <style:text-properties officeooo:rsid="000f9e85"/>
    </style:style>
    <style:style style:name="T4" style:family="text">
      <style:text-properties officeooo:rsid="0015e088"/>
    </style:style>
    <style:style style:name="T5" style:family="text">
      <style:text-properties officeooo:rsid="00167287"/>
    </style:style>
    <style:style style:name="T6" style:family="text">
      <style:text-properties officeooo:rsid="0019a39b"/>
    </style:style>
    <style:style style:name="T7" style:family="text">
      <style:text-properties officeooo:rsid="001ad61c"/>
    </style:style>
    <style:style style:name="T8" style:family="text">
      <style:text-properties officeooo:rsid="001c9e27"/>
    </style:style>
    <style:style style:name="T9" style:family="text">
      <style:text-properties officeooo:rsid="001ff576"/>
    </style:style>
    <style:style style:name="T10" style:family="text">
      <style:text-properties officeooo:rsid="0021a798"/>
    </style:style>
    <style:style style:name="T11" style:family="text">
      <style:text-properties officeooo:rsid="002306ad"/>
    </style:style>
    <style:style style:name="T12" style:family="text">
      <style:text-properties officeooo:rsid="0031e9c3"/>
    </style:style>
    <style:style style:name="T13" style:family="text">
      <style:text-properties officeooo:rsid="0034ed41"/>
    </style:style>
    <style:style style:name="T14" style:family="text">
      <style:text-properties officeooo:rsid="00374171"/>
    </style:style>
    <style:style style:name="T15" style:family="text">
      <style:text-properties officeooo:rsid="003b4c7d"/>
    </style:style>
    <style:style style:name="T16" style:family="text">
      <style:text-properties officeooo:rsid="003db193"/>
    </style:style>
    <style:style style:name="T17" style:family="text">
      <style:text-properties officeooo:rsid="001e8fea"/>
    </style:style>
    <style:style style:name="T18" style:family="text">
      <style:text-properties style:font-name="Liberation Sans" fo:font-size="14pt" fo:font-weight="bold" officeooo:rsid="003db193" style:font-name-asian="Microsoft YaHei" style:font-size-asian="16.1000003814697pt" style:font-weight-asian="bold" style:font-name-complex="Lucida Sans" style:font-size-complex="16.1000003814697pt"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ARJETA LOCKPICK V 1.0</text:p>
      <text:p text:style-name="P1"/>
      <text:p text:style-name="P1"/>
      <text:p text:style-name="P1"/>
      <text:p text:style-name="P7">CONTROL DE CAMBIOS DOCUMENTO VERSION 1.0.</text:p>
      <text:p text:style-name="P7"/>
      <table:table table:name="Table6" table:style-name="Table6">
        <table:table-column table:style-name="Table6.A"/>
        <table:table-column table:style-name="Table6.B"/>
        <table:table-row table:style-name="TableLine93894933573728">
          <table:table-cell table:style-name="Table6.A1" office:value-type="string">
            <text:p text:style-name="P31">19-04-2022</text:p>
          </table:table-cell>
          <table:table-cell table:style-name="Table6.B1" office:value-type="string">
            <text:p text:style-name="P31">Creacion primera version</text:p>
          </table:table-cell>
        </table:table-row>
        <table:table-row table:style-name="TableLine93894933629696">
          <table:table-cell table:style-name="Table6.A2" office:value-type="string">
            <text:p text:style-name="P37">29-04-2022</text:p>
          </table:table-cell>
          <table:table-cell table:style-name="Table6.B2" office:value-type="string">
            <text:p text:style-name="P37">Correcion parametros comunicacion y comandos</text:p>
          </table:table-cell>
        </table:table-row>
        <table:table-row table:style-name="TableLine93894933631120">
          <table:table-cell table:style-name="Table6.A2" office:value-type="string">
            <text:p text:style-name="P63">02-05-2022</text:p>
          </table:table-cell>
          <table:table-cell table:style-name="Table6.B2" office:value-type="string">
            <text:p text:style-name="P63">Inckuir ejemplo configuracion cerradura 3</text:p>
          </table:table-cell>
        </table:table-row>
      </table:table>
      <text:p text:style-name="P7"/>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h text:style-name="Heading_20_1" text:outline-level="1"><text:soft-page-break/>COMENTARIOS</text:h>
      <text:p text:style-name="Text_20_body"/>
      <text:list xml:id="list3359159145" text:style-name="L1">
        <text:list-item>
          <text:p text:style-name="P58">Todos los pines pasadores entre capas se deben soldar primero, especialmente el que esta debajo del conector J1.</text:p>
        </text:list-item>
        <text:list-item>
          <text:p text:style-name="P60">La puerta 1 es la de la boveda que se controla con el actuador negro.</text:p>
        </text:list-item>
        <text:list-item>
          <text:p text:style-name="P60">La puerta 3 es la puerta de mantenimiento que se controla con el solenoide.</text:p>
        </text:list-item>
      </text:list>
      <text:p text:style-name="P1"/>
      <text:p text:style-name="P1"/>
      <text:h text:style-name="Heading_20_1" text:outline-level="1">FUENTES DE VOLTAJE</text:h>
      <text:p text:style-name="Text_20_body"/>
      <table:table table:name="Table2" table:style-name="Table2">
        <table:table-column table:style-name="Table2.A"/>
        <table:table-column table:style-name="Table2.B"/>
        <table:table-column table:style-name="Table2.C"/>
        <table:table-row table:style-name="TableLine93894933709168">
          <table:table-cell table:style-name="Table2.A1" office:value-type="string">
            <text:p text:style-name="P22">ID</text:p>
          </table:table-cell>
          <table:table-cell table:style-name="Table2.A1" office:value-type="string">
            <text:p text:style-name="P22">ESPECIFICACIONES</text:p>
          </table:table-cell>
          <table:table-cell table:style-name="Table2.C1" office:value-type="string">
            <text:p text:style-name="P22">DISPOSTIVOS CONECTADOS</text:p>
          </table:table-cell>
        </table:table-row>
        <table:table-row table:style-name="TableLine93894933721792">
          <table:table-cell table:style-name="Table2.A2" office:value-type="string">
            <text:p text:style-name="P22">F1</text:p>
          </table:table-cell>
          <table:table-cell table:style-name="Table2.A2" office:value-type="string">
            <text:p text:style-name="P22">5V/2A</text:p>
          </table:table-cell>
          <table:table-cell table:style-name="Table2.C2" office:value-type="string">
            <text:p text:style-name="P22">Tarjeta cerradura ( PIC, buzzer )</text:p>
          </table:table-cell>
        </table:table-row>
        <table:table-row table:style-name="TableLine93894933723984">
          <table:table-cell table:style-name="Table2.A2" office:value-type="string">
            <text:p text:style-name="P22">F2</text:p>
          </table:table-cell>
          <table:table-cell table:style-name="Table2.A2" office:value-type="string">
            <text:p text:style-name="P22">12V/2A</text:p>
          </table:table-cell>
          <table:table-cell table:style-name="Table2.C2" office:value-type="string">
            <text:p text:style-name="P22">Tarjeta <text:s/>cerradura ( Actuador y solenoide )</text:p>
          </table:table-cell>
        </table:table-row>
        <table:table-row table:style-name="TableLine93894933724784">
          <table:table-cell table:style-name="Table2.A2" office:value-type="string">
            <text:p text:style-name="P22">F3</text:p>
          </table:table-cell>
          <table:table-cell table:style-name="Table2.A2" office:value-type="string">
            <text:p text:style-name="P22">24V/4A</text:p>
          </table:table-cell>
          <table:table-cell table:style-name="Table2.C2" office:value-type="string">
            <text:p text:style-name="P22">Aceptador de billetes</text:p>
          </table:table-cell>
        </table:table-row>
      </table:table>
      <text:p text:style-name="Text_20_body"/>
      <text:p text:style-name="Text_20_body"/>
      <text:p text:style-name="P38">IMPORTANTE todas las salidas -V ( 0VDC ) de las fuentes deben estar interconectadas para tener comun 0V.</text:p>
      <text:p text:style-name="P1"/>
      <text:h text:style-name="Heading_20_1" text:outline-level="1">CONECTORES</text:h>
      <text:p text:style-name="P1"/>
      <table:table table:name="Table1" table:style-name="Table1">
        <table:table-column table:style-name="Table1.A"/>
        <table:table-column table:style-name="Table1.B"/>
        <table:table-column table:style-name="Table1.C"/>
        <table:table-row table:style-name="TableLine93894932901808">
          <table:table-cell table:style-name="Table1.A1" office:value-type="string">
            <text:p text:style-name="P8">ID</text:p>
          </table:table-cell>
          <table:table-cell table:style-name="Table1.A1" office:value-type="string">
            <text:p text:style-name="P8">USO</text:p>
          </table:table-cell>
          <table:table-cell table:style-name="Table1.C1" office:value-type="string">
            <text:p text:style-name="P8">PINES</text:p>
          </table:table-cell>
        </table:table-row>
        <table:table-row table:style-name="TableLine93894933767056">
          <table:table-cell table:style-name="Table1.A2" office:value-type="string">
            <text:p text:style-name="P8">J1</text:p>
          </table:table-cell>
          <table:table-cell table:style-name="Table1.A2" office:value-type="string">
            <text:p text:style-name="P8">Actuador cerradura negro</text:p>
          </table:table-cell>
          <table:table-cell table:style-name="Table1.C2" office:value-type="string">
            <text:p text:style-name="P12">1- Salida para dar orden al actuador de abrir puerta</text:p>
            <text:p text:style-name="P12">2- Salida para dar orden al actuador de cerrar la puerta</text:p>
            <text:p text:style-name="P12">3- Entrada para saber si el actuador esta en posicion de abierto</text:p>
            <text:p text:style-name="P12">4- Entrada para saber si el actuador esta en posicion de cerrado</text:p>
            <text:p text:style-name="P12">5- <text:span text:style-name="T2">Salida para dar orden detener actuador</text:span></text:p>
            <text:p text:style-name="P12">6- <text:span text:style-name="T2">Salida sensor magnetico interno del actuador</text:span></text:p>
            <text:p text:style-name="P12">7- <text:span text:style-name="T2">Salida 12 VDC</text:span></text:p>
            <text:p text:style-name="P12">8- <text:span text:style-name="T2">Salida 0 VDC</text:span></text:p>
            <text:p text:style-name="P12">9- Libre</text:p>
          </table:table-cell>
        </table:table-row>
        <table:table-row table:style-name="TableLine93894933769248">
          <table:table-cell table:style-name="Table1.A2" office:value-type="string">
            <text:p text:style-name="P8">J2</text:p>
          </table:table-cell>
          <table:table-cell table:style-name="Table1.A2" office:value-type="string">
            <text:p text:style-name="P8">Sensor bloqueada manija boveda</text:p>
          </table:table-cell>
          <table:table-cell table:style-name="Table1.C2" office:value-type="string">
            <text:p text:style-name="P14">1- <text:span text:style-name="T3">Entrada p</text:span>in comun del sensor 0V</text:p>
            <text:p text:style-name="P14">2- <text:span text:style-name="T3">Entrada p</text:span>in NA del sensor</text:p>
          </table:table-cell>
        </table:table-row>
        <table:table-row table:style-name="TableLine93894933770048">
          <table:table-cell table:style-name="Table1.A2" office:value-type="string">
            <text:p text:style-name="P8">J3</text:p>
          </table:table-cell>
          <table:table-cell table:style-name="Table1.A2" office:value-type="string">
            <text:p text:style-name="P8">Sensor <text:span text:style-name="T1">cerrada</text:span> puerta boveda</text:p>
          </table:table-cell>
          <table:table-cell table:style-name="Table1.C2" office:value-type="string">
            <text:p text:style-name="P15">1- <text:span text:style-name="T3">Entrada p</text:span>in comun del sensor 0V</text:p>
            <text:p text:style-name="P15">2- <text:span text:style-name="T3">Entrada p</text:span>in NA del sensor</text:p>
          </table:table-cell>
        </table:table-row>
        <table:table-row table:style-name="TableLine93894933770976">
          <table:table-cell table:style-name="Table1.A2" office:value-type="string">
            <text:p text:style-name="P8">J4</text:p>
          </table:table-cell>
          <table:table-cell table:style-name="Table1.A2" office:value-type="string">
            <text:p text:style-name="P8">Sensor bloqueada manija puerta mantenimiento </text:p>
            <text:p text:style-name="P8">( DEBE ESTAR <text:soft-page-break/>SOLDADO PERO NO <text:span text:style-name="T4">SE USA</text:span>)</text:p>
          </table:table-cell>
          <table:table-cell table:style-name="Table1.C2" office:value-type="string">
            <text:p text:style-name="P15">1- <text:span text:style-name="T3">Entrada p</text:span>in comun del sensor 0V</text:p>
            <text:p text:style-name="P15">2- <text:span text:style-name="T3">Entrada p</text:span>in NA del sensor</text:p>
          </table:table-cell>
        </table:table-row>
        <table:table-row table:style-name="TableLine93894933772016">
          <table:table-cell table:style-name="Table1.A2" office:value-type="string">
            <text:p text:style-name="P8">J5</text:p>
          </table:table-cell>
          <table:table-cell table:style-name="Table1.A2" office:value-type="string">
            <text:p text:style-name="P10">Sensor cerrada puerta matenimiento</text:p>
          </table:table-cell>
          <table:table-cell table:style-name="Table1.C2" office:value-type="string">
            <text:p text:style-name="P15">1- <text:span text:style-name="T3">Entrada p</text:span>in comun del sensor 0V</text:p>
            <text:p text:style-name="P15">2- <text:span text:style-name="T3">Entrada p</text:span>in NA del sensor</text:p>
          </table:table-cell>
        </table:table-row>
        <table:table-row table:style-name="TableLine93894933772928">
          <table:table-cell table:style-name="Table1.A2" office:value-type="string">
            <text:p text:style-name="P8">J6</text:p>
          </table:table-cell>
          <table:table-cell table:style-name="Table1.A2" office:value-type="string">
            <text:p text:style-name="P10">Salida para el solenoide de la puerta mantenimiento</text:p>
          </table:table-cell>
          <table:table-cell table:style-name="Table1.C2" office:value-type="string">
            <text:p text:style-name="P15">1- <text:span text:style-name="T3">Salida +V</text:span></text:p>
            <text:p text:style-name="P15">2- <text:span text:style-name="T3">Salida -V</text:span></text:p>
          </table:table-cell>
        </table:table-row>
        <table:table-row table:style-name="TableLine93894933773888">
          <table:table-cell table:style-name="Table1.A2" office:value-type="string">
            <text:p text:style-name="P8">J7</text:p>
          </table:table-cell>
          <table:table-cell table:style-name="Table1.A2" office:value-type="string">
            <text:p text:style-name="P10">Fuentes de alimentacion</text:p>
          </table:table-cell>
          <table:table-cell table:style-name="Table1.C2" office:value-type="string">
            <text:p text:style-name="P17">1- Entrada 0 VDC</text:p>
            <text:p text:style-name="P17">2- Entrada 5 VDC ( Alimenta el PIC)</text:p>
            <text:p text:style-name="P17">3- Entrada 12 VDC ( Alimenta el actuador y el solenoide )</text:p>
          </table:table-cell>
        </table:table-row>
        <table:table-row table:style-name="TableLine93894933774848">
          <table:table-cell table:style-name="Table1.A2" office:value-type="string">
            <text:p text:style-name="P8">J8</text:p>
          </table:table-cell>
          <table:table-cell table:style-name="Table1.A2" office:value-type="string">
            <text:p text:style-name="P10">Comunicacion serial con el computador</text:p>
          </table:table-cell>
          <table:table-cell table:style-name="Table1.C2" office:value-type="string">
            <text:p text:style-name="P20">1- Salida 0 VDC.</text:p>
            <text:p text:style-name="P20">2- Salida TX datos.</text:p>
            <text:p text:style-name="P20">3- Entrada RX datos.</text:p>
          </table:table-cell>
        </table:table-row>
      </table:table>
      <text:p text:style-name="P1"/>
      <text:p text:style-name="P1"/>
      <text:p text:style-name="P1"/>
      <text:h text:style-name="Heading_20_1" text:outline-level="1">CABLEADO</text:h>
      <text:p text:style-name="P3"/>
      <text:p text:style-name="P4">Los cables que van a sensores que detectan el estado de cerrado de las puertas o de las manijas, pueden ser magenticos o interruptores ( Finales de carrera ), en ambos casos los terminales usados son el Comun y el Normalmente abierto ( NA).</text:p>
      <text:p text:style-name="P4"/>
      <text:p text:style-name="P2"/>
      <table:table table:name="Table3" table:style-name="Table3">
        <table:table-column table:style-name="Table3.A"/>
        <table:table-column table:style-name="Table3.B"/>
        <table:table-column table:style-name="Table3.C"/>
        <table:table-row table:style-name="TableLine93894933645328">
          <table:table-cell table:style-name="Table3.A1" office:value-type="string">
            <text:p text:style-name="P23">DESTINO EN LA TARJETA</text:p>
          </table:table-cell>
          <table:table-cell table:style-name="Table3.A1" office:value-type="string">
            <text:p text:style-name="P9">USO</text:p>
          </table:table-cell>
          <table:table-cell table:style-name="Table3.C1" office:value-type="string">
            <text:p text:style-name="P9">PINES</text:p>
          </table:table-cell>
        </table:table-row>
        <table:table-row table:style-name="TableLine93894933111968">
          <table:table-cell table:style-name="Table3.A2" office:value-type="string">
            <text:p text:style-name="P9">J1</text:p>
          </table:table-cell>
          <table:table-cell table:style-name="Table3.A2" office:value-type="string">
            <text:p text:style-name="P9">Actuador cerradura negro</text:p>
          </table:table-cell>
          <table:table-cell table:style-name="Table3.C2" office:value-type="string">
            <text:p text:style-name="P23">Se solda cada cable segun el color en los pines del conector DB9 hembra:</text:p>
            <text:p text:style-name="P13">1- <text:span text:style-name="T6">Amarillo</text:span></text:p>
            <text:p text:style-name="P13">2- <text:span text:style-name="T6">Cafe</text:span> </text:p>
            <text:p text:style-name="P13">3- <text:span text:style-name="T6">Verde</text:span></text:p>
            <text:p text:style-name="P13">4- <text:span text:style-name="T6">Azul</text:span></text:p>
            <text:p text:style-name="P13">5- <text:span text:style-name="T6">Blanco</text:span></text:p>
            <text:p text:style-name="P13">6- <text:span text:style-name="T6">Gris</text:span></text:p>
            <text:p text:style-name="P13">7- <text:span text:style-name="T6">Rojo</text:span></text:p>
            <text:p text:style-name="P13">8- <text:span text:style-name="T6">Negro</text:span></text:p>
            <text:p text:style-name="P13">9- <text:span text:style-name="T6">Libre</text:span></text:p>
          </table:table-cell>
        </table:table-row>
        <table:table-row table:style-name="TableLine93894933589968">
          <table:table-cell table:style-name="Table3.A2" office:value-type="string">
            <text:p text:style-name="P9">J2</text:p>
          </table:table-cell>
          <table:table-cell table:style-name="Table3.A2" office:value-type="string">
            <text:p text:style-name="P9">Sensor bloqueada manija boveda</text:p>
          </table:table-cell>
          <table:table-cell table:style-name="Table3.C2" office:value-type="string">
            <text:p text:style-name="P16">1- <text:span text:style-name="T6">Comun del sensor</text:span></text:p>
            <text:p text:style-name="P16">2- NA del sensor</text:p>
          </table:table-cell>
        </table:table-row>
        <table:table-row table:style-name="TableLine93894933092416">
          <table:table-cell table:style-name="Table3.A2" office:value-type="string">
            <text:p text:style-name="P9">J3</text:p>
          </table:table-cell>
          <table:table-cell table:style-name="Table3.A2" office:value-type="string">
            <text:p text:style-name="P9">Sensor <text:span text:style-name="T1">cerrada</text:span> puerta boveda</text:p>
          </table:table-cell>
          <table:table-cell table:style-name="Table3.C2" office:value-type="string">
            <text:p text:style-name="P16">1- <text:span text:style-name="T6">Comun del sensor</text:span></text:p>
            <text:p text:style-name="P16">2- NA del sensor</text:p>
          </table:table-cell>
        </table:table-row>
        <table:table-row table:style-name="TableLine93894933647488">
          <table:table-cell table:style-name="Table3.A2" office:value-type="string">
            <text:p text:style-name="P9">J4</text:p>
          </table:table-cell>
          <table:table-cell table:style-name="Table3.A2" office:value-type="string">
            <text:p text:style-name="P9">Sensor bloqueada manija puerta mantenimiento </text:p>
            <text:p text:style-name="P9">( DEBE ESTAR <text:soft-page-break/>SOLDADO PERO NO <text:span text:style-name="T4">SE USA</text:span>)</text:p>
          </table:table-cell>
          <table:table-cell table:style-name="Table3.C2" office:value-type="string">
            <text:p text:style-name="P23">No esta instalado</text:p>
          </table:table-cell>
        </table:table-row>
        <table:table-row table:style-name="TableLine93894933685904">
          <table:table-cell table:style-name="Table3.A2" office:value-type="string">
            <text:p text:style-name="P9">J5</text:p>
          </table:table-cell>
          <table:table-cell table:style-name="Table3.A2" office:value-type="string">
            <text:p text:style-name="P11">Sensor cerrada puerta matenimiento</text:p>
          </table:table-cell>
          <table:table-cell table:style-name="Table3.C2" office:value-type="string">
            <text:p text:style-name="P16">1- <text:span text:style-name="T6">Comun del sensor</text:span></text:p>
            <text:p text:style-name="P16">2- NA del sensor</text:p>
          </table:table-cell>
        </table:table-row>
        <table:table-row table:style-name="TableLine93894933653248">
          <table:table-cell table:style-name="Table3.A2" office:value-type="string">
            <text:p text:style-name="P9">J6</text:p>
          </table:table-cell>
          <table:table-cell table:style-name="Table3.A2" office:value-type="string">
            <text:p text:style-name="P11">Salida para el solenoide de la puerta mantenimiento</text:p>
          </table:table-cell>
          <table:table-cell table:style-name="Table3.C2" office:value-type="string">
            <text:p text:style-name="P16">1- <text:span text:style-name="T3"><text:s/>+V </text:span><text:span text:style-name="T7">del solenoide ( Posiblemente cable rojo)</text:span></text:p>
            <text:p text:style-name="P16">2- <text:span text:style-name="T3"><text:s/>-V </text:span><text:span text:style-name="T7">del solenoide ( Posiblemente cable negro )</text:span></text:p>
          </table:table-cell>
        </table:table-row>
        <table:table-row table:style-name="TableLine93894933651088">
          <table:table-cell table:style-name="Table3.A2" office:value-type="string">
            <text:p text:style-name="P9">J7</text:p>
          </table:table-cell>
          <table:table-cell table:style-name="Table3.A2" office:value-type="string">
            <text:p text:style-name="P11">Fuentes de alimentacion</text:p>
          </table:table-cell>
          <table:table-cell table:style-name="Table3.C2" office:value-type="string">
            <text:p text:style-name="P18">1- <text:span text:style-name="T7">Cable a 0VDC comun de las fuentes.</text:span></text:p>
            <text:p text:style-name="P18">2- <text:span text:style-name="T7">Cable a +V fuende de 5 </text:span>VDC </text:p>
            <text:p text:style-name="P19">3- <text:span text:style-name="T7">Cable a +V fuende de 12 </text:span>VDC </text:p>
          </table:table-cell>
        </table:table-row>
        <table:table-row table:style-name="TableLine93894933703120">
          <table:table-cell table:style-name="Table3.A2" office:value-type="string">
            <text:p text:style-name="P9">J8</text:p>
          </table:table-cell>
          <table:table-cell table:style-name="Table3.A2" office:value-type="string">
            <text:p text:style-name="P11">Comunicacion serial con el computador</text:p>
          </table:table-cell>
          <table:table-cell table:style-name="Table3.C2" office:value-type="string">
            <text:p text:style-name="P24">En el extremo que va al computador debe ir a un DB9 Hembra.</text:p>
            <text:p text:style-name="P24">1- al pin 5 del DB9 ( es el 0V del computador)</text:p>
            <text:p text:style-name="P21">2- <text:span text:style-name="T7">al pin 2 del DB9 ( es el RX del computador)</text:span></text:p>
            <text:p text:style-name="P21">3- <text:span text:style-name="T7">al pin 3 del DB9 ( es el TX del computador)</text:span>. </text:p>
          </table:table-cell>
        </table:table-row>
      </table:table>
      <text:p text:style-name="P2"/>
      <text:p text:style-name="P4"/>
      <text:h text:style-name="Heading_20_1" text:outline-level="1">LISTA DE COMPONENTES</text:h>
      <text:p text:style-name="Text_20_body"/>
      <table:table table:name="Table5" table:style-name="Table5">
        <table:table-column table:style-name="Table5.A"/>
        <table:table-column table:style-name="Table5.B"/>
        <table:table-column table:style-name="Table5.C"/>
        <table:table-row table:style-name="TableLine93894933797200">
          <table:table-cell table:style-name="Table5.A1" office:value-type="string">
            <text:p text:style-name="P32">CANTIDAD</text:p>
          </table:table-cell>
          <table:table-cell table:style-name="Table5.A1" office:value-type="string">
            <text:p text:style-name="P26">DETALLE</text:p>
          </table:table-cell>
          <table:table-cell table:style-name="Table5.C1" office:value-type="string">
            <text:p text:style-name="P32">COMPRADA</text:p>
          </table:table-cell>
        </table:table-row>
        <table:table-row table:style-name="TableLine93894933901680">
          <table:table-cell table:style-name="Table5.A2" office:value-type="string">
            <text:p text:style-name="P26">1</text:p>
          </table:table-cell>
          <table:table-cell table:style-name="Table5.A2" office:value-type="string">
            <text:p text:style-name="P26">Base para integrado 28 pines</text:p>
          </table:table-cell>
          <table:table-cell table:style-name="Table5.C2" office:value-type="string">
            <text:p text:style-name="P33">Sigma</text:p>
          </table:table-cell>
        </table:table-row>
        <table:table-row table:style-name="TableLine93894933903744">
          <table:table-cell table:style-name="Table5.A2" office:value-type="string">
            <text:p text:style-name="P26">1</text:p>
          </table:table-cell>
          <table:table-cell table:style-name="Table5.A2" office:value-type="string">
            <text:p text:style-name="P26">PIC 18F252</text:p>
          </table:table-cell>
          <table:table-cell table:style-name="Table5.C2" office:value-type="string">
            <text:p text:style-name="P33">Sigma</text:p>
          </table:table-cell>
        </table:table-row>
        <table:table-row table:style-name="TableLine93894933904544">
          <table:table-cell table:style-name="Table5.A2" office:value-type="string">
            <text:p text:style-name="P26">1</text:p>
          </table:table-cell>
          <table:table-cell table:style-name="Table5.A2" office:value-type="string">
            <text:p text:style-name="P26">Base para integrado 16 pines</text:p>
          </table:table-cell>
          <table:table-cell table:style-name="Table5.C2" office:value-type="string">
            <text:p text:style-name="P33">Sigma</text:p>
          </table:table-cell>
        </table:table-row>
        <table:table-row table:style-name="TableLine93894933905472">
          <table:table-cell table:style-name="Table5.A2" office:value-type="string">
            <text:p text:style-name="P26">1</text:p>
          </table:table-cell>
          <table:table-cell table:style-name="Table5.A2" office:value-type="string">
            <text:p text:style-name="P26">Max 232<text:span text:style-name="T13">CPE</text:span></text:p>
          </table:table-cell>
          <table:table-cell table:style-name="Table5.C2" office:value-type="string">
            <text:p text:style-name="P33">Sigma</text:p>
          </table:table-cell>
        </table:table-row>
        <table:table-row table:style-name="TableLine93894933906512">
          <table:table-cell table:style-name="Table5.A2" office:value-type="string">
            <text:p text:style-name="P26">8</text:p>
          </table:table-cell>
          <table:table-cell table:style-name="Table5.A2" office:value-type="string">
            <text:p text:style-name="P26">Resistencias 10K - 1/4W</text:p>
          </table:table-cell>
          <table:table-cell table:style-name="Table5.C2" office:value-type="string">
            <text:p text:style-name="P32"/>
          </table:table-cell>
        </table:table-row>
        <table:table-row table:style-name="TableLine93894933907424">
          <table:table-cell table:style-name="Table5.A2" office:value-type="string">
            <text:p text:style-name="P27">1</text:p>
          </table:table-cell>
          <table:table-cell table:style-name="Table5.A2" office:value-type="string">
            <text:p text:style-name="P27">Resistencia 1K - 1/4W</text:p>
          </table:table-cell>
          <table:table-cell table:style-name="Table5.C2" office:value-type="string">
            <text:p text:style-name="P33">Sigma</text:p>
          </table:table-cell>
        </table:table-row>
        <table:table-row table:style-name="TableLine93894933908384">
          <table:table-cell table:style-name="Table5.A2" office:value-type="string">
            <text:p text:style-name="P27">1</text:p>
          </table:table-cell>
          <table:table-cell table:style-name="Table5.A2" office:value-type="string">
            <text:p text:style-name="P27">Resistencia 2.2K - 1/4W</text:p>
          </table:table-cell>
          <table:table-cell table:style-name="Table5.C2" office:value-type="string">
            <text:p text:style-name="P27"/>
          </table:table-cell>
        </table:table-row>
        <table:table-row table:style-name="TableLine93894933909344">
          <table:table-cell table:style-name="Table5.A2" office:value-type="string">
            <text:p text:style-name="P27">1</text:p>
          </table:table-cell>
          <table:table-cell table:style-name="Table5.A2" office:value-type="string">
            <text:p text:style-name="P27">Resistencia 510 – 1/4W <text:s/>( o valor mas cercano)</text:p>
          </table:table-cell>
          <table:table-cell table:style-name="Table5.C2" office:value-type="string">
            <text:p text:style-name="P27"/>
          </table:table-cell>
        </table:table-row>
        <table:table-row table:style-name="TableLine93894933910224">
          <table:table-cell table:style-name="Table5.A2" office:value-type="string">
            <text:p text:style-name="P27">2</text:p>
          </table:table-cell>
          <table:table-cell table:style-name="Table5.A2" office:value-type="string">
            <text:p text:style-name="P27">Resistencia 330 - 1/4W</text:p>
          </table:table-cell>
          <table:table-cell table:style-name="Table5.C2" office:value-type="string">
            <text:p text:style-name="P32"/>
          </table:table-cell>
        </table:table-row>
        <table:table-row table:style-name="TableLine93894933911184">
          <table:table-cell table:style-name="Table5.A2" office:value-type="string">
            <text:p text:style-name="P27">2</text:p>
          </table:table-cell>
          <table:table-cell table:style-name="Table5.A2" office:value-type="string">
            <text:p text:style-name="P27">Transistor BD136</text:p>
          </table:table-cell>
          <table:table-cell table:style-name="Table5.C2" office:value-type="string">
            <text:p text:style-name="P33">Sigma</text:p>
          </table:table-cell>
        </table:table-row>
        <table:table-row table:style-name="TableLine93894933912144">
          <table:table-cell table:style-name="Table5.A2" office:value-type="string">
            <text:p text:style-name="P27">1</text:p>
          </table:table-cell>
          <table:table-cell table:style-name="Table5.A2" office:value-type="string">
            <text:p text:style-name="P27">Transi<text:span text:style-name="T12">s</text:span>tor BD135</text:p>
          </table:table-cell>
          <table:table-cell table:style-name="Table5.C2" office:value-type="string">
            <text:p text:style-name="P27"/>
          </table:table-cell>
        </table:table-row>
        <table:table-row table:style-name="TableLine93894933913104">
          <table:table-cell table:style-name="Table5.A2" office:value-type="string">
            <text:p text:style-name="P27">1</text:p>
          </table:table-cell>
          <table:table-cell table:style-name="Table5.A2" office:value-type="string">
            <text:p text:style-name="P27">Transistor TIP122</text:p>
          </table:table-cell>
          <table:table-cell table:style-name="Table5.C2" office:value-type="string">
            <text:p text:style-name="P27"/>
          </table:table-cell>
        </table:table-row>
        <table:table-row table:style-name="TableLine93894933914064">
          <table:table-cell table:style-name="Table5.A2" office:value-type="string">
            <text:p text:style-name="P27">5</text:p>
          </table:table-cell>
          <table:table-cell table:style-name="Table5.A2" office:value-type="string">
            <text:p text:style-name="P27">Capacitores electroliticos 1uF ( 25V o 50V)</text:p>
          </table:table-cell>
          <table:table-cell table:style-name="Table5.C2" office:value-type="string">
            <text:p text:style-name="P33">Sigma</text:p>
          </table:table-cell>
        </table:table-row>
        <table:table-row table:style-name="TableLine93894933915024">
          <table:table-cell table:style-name="Table5.A2" office:value-type="string">
            <text:p text:style-name="P27">2</text:p>
          </table:table-cell>
          <table:table-cell table:style-name="Table5.A2" office:value-type="string">
            <text:p text:style-name="P27">Capacitores ceramicos 22pF</text:p>
          </table:table-cell>
          <table:table-cell table:style-name="Table5.C2" office:value-type="string">
            <text:p text:style-name="P27"/>
          </table:table-cell>
        </table:table-row>
        <table:table-row table:style-name="TableLine93894933915984">
          <table:table-cell table:style-name="Table5.A2" office:value-type="string">
            <text:p text:style-name="P27">2</text:p>
          </table:table-cell>
          <table:table-cell table:style-name="Table5.A2" office:value-type="string">
            <text:p text:style-name="P27">Capacitores ceramicos 100nF ( 104)</text:p>
          </table:table-cell>
          <table:table-cell table:style-name="Table5.C2" office:value-type="string">
            <text:p text:style-name="P27"/>
          </table:table-cell>
        </table:table-row>
        <table:table-row table:style-name="TableLine93894933916944">
          <table:table-cell table:style-name="Table5.A2" office:value-type="string">
            <text:p text:style-name="P27">1</text:p>
          </table:table-cell>
          <table:table-cell table:style-name="Table5.A2" office:value-type="string">
            <text:p text:style-name="P27">Cristal 20MHz</text:p>
          </table:table-cell>
          <table:table-cell table:style-name="Table5.C2" office:value-type="string">
            <text:p text:style-name="P33">Sigma</text:p>
          </table:table-cell>
        </table:table-row>
        <text:soft-page-break/>
        <table:table-row table:style-name="TableLine93894933917904">
          <table:table-cell table:style-name="Table5.A2" office:value-type="string">
            <text:p text:style-name="P27">1</text:p>
          </table:table-cell>
          <table:table-cell table:style-name="Table5.A2" office:value-type="string">
            <text:p text:style-name="P27">Buzzer 5V o 9V ( Ver tamano quepa en el impreso)</text:p>
          </table:table-cell>
          <table:table-cell table:style-name="Table5.C2" office:value-type="string">
            <text:p text:style-name="P33">Sigma</text:p>
          </table:table-cell>
        </table:table-row>
        <table:table-row table:style-name="TableLine93894933918864">
          <table:table-cell table:style-name="Table5.A2" office:value-type="string">
            <text:p text:style-name="P27">1</text:p>
          </table:table-cell>
          <table:table-cell table:style-name="Table5.A2" office:value-type="string">
            <text:p text:style-name="P27">LED 5mm ( El LED va con cables, NO soldado en el impreso )</text:p>
          </table:table-cell>
          <table:table-cell table:style-name="Table5.C2" office:value-type="string">
            <text:p text:style-name="P33">Sigma</text:p>
          </table:table-cell>
        </table:table-row>
        <table:table-row table:style-name="TableLine93894933919824">
          <table:table-cell table:style-name="Table5.A2" office:value-type="string">
            <text:p text:style-name="P27">1</text:p>
          </table:table-cell>
          <table:table-cell table:style-name="Table5.A2" office:value-type="string">
            <text:p text:style-name="P27">Porta LED 5mm para chasis ( En el local <text:s/>del segundo piso frente al que venden <text:s/>tornilleria venden unos metalicos como a $500 )</text:p>
          </table:table-cell>
          <table:table-cell table:style-name="Table5.C2" office:value-type="string">
            <text:p text:style-name="P27"/>
          </table:table-cell>
        </table:table-row>
        <table:table-row table:style-name="TableLine93894933920784">
          <table:table-cell table:style-name="Table5.A2" office:value-type="string">
            <text:p text:style-name="P28">5</text:p>
          </table:table-cell>
          <table:table-cell table:style-name="Table5.A2" office:value-type="string">
            <text:p text:style-name="P28">Conectores verde para impreso de 2Pines</text:p>
          </table:table-cell>
          <table:table-cell table:style-name="Table5.C2" office:value-type="string">
            <text:p text:style-name="P33">Sigma</text:p>
          </table:table-cell>
        </table:table-row>
        <table:table-row table:style-name="TableLine93894933921744">
          <table:table-cell table:style-name="Table5.A2" office:value-type="string">
            <text:p text:style-name="P28">2</text:p>
          </table:table-cell>
          <table:table-cell table:style-name="Table5.A2" office:value-type="string">
            <text:p text:style-name="P28">Conectores verdes para impreso de 3Pines</text:p>
          </table:table-cell>
          <table:table-cell table:style-name="Table5.C2" office:value-type="string">
            <text:p text:style-name="P33">Sigma</text:p>
          </table:table-cell>
        </table:table-row>
        <table:table-row table:style-name="TableLine93894933922704">
          <table:table-cell table:style-name="Table5.A2" office:value-type="string">
            <text:p text:style-name="P28">1</text:p>
          </table:table-cell>
          <table:table-cell table:style-name="Table5.A2" office:value-type="string">
            <text:p text:style-name="P28">Conector DB9 Macho para impreso</text:p>
          </table:table-cell>
          <table:table-cell table:style-name="Table5.C2" office:value-type="string">
            <text:p text:style-name="P28"/>
          </table:table-cell>
        </table:table-row>
        <table:table-row table:style-name="TableLine93894933923664">
          <table:table-cell table:style-name="Table5.A2" office:value-type="string">
            <text:p text:style-name="P28">5 </text:p>
          </table:table-cell>
          <table:table-cell table:style-name="Table5.A2" office:value-type="string">
            <text:p text:style-name="P28">Conectores verdes para cable de 2pines</text:p>
          </table:table-cell>
          <table:table-cell table:style-name="Table5.C2" office:value-type="string">
            <text:p text:style-name="P33">Sigma</text:p>
          </table:table-cell>
        </table:table-row>
        <table:table-row table:style-name="TableLine93894933924624">
          <table:table-cell table:style-name="Table5.A2" office:value-type="string">
            <text:p text:style-name="P28">2</text:p>
          </table:table-cell>
          <table:table-cell table:style-name="Table5.A2" office:value-type="string">
            <text:p text:style-name="P28">Conectores verde para cable de 2 pines</text:p>
          </table:table-cell>
          <table:table-cell table:style-name="Table5.C2" office:value-type="string">
            <text:p text:style-name="P33">Sigma</text:p>
          </table:table-cell>
        </table:table-row>
        <table:table-row table:style-name="TableLine93894933925584">
          <table:table-cell table:style-name="Table5.A2" office:value-type="string">
            <text:p text:style-name="P28">1</text:p>
          </table:table-cell>
          <table:table-cell table:style-name="Table5.A2" office:value-type="string">
            <text:p text:style-name="P28">Conector DB9 Hembra para cable</text:p>
          </table:table-cell>
          <table:table-cell table:style-name="Table5.C2" office:value-type="string">
            <text:p text:style-name="P33">Sigma</text:p>
          </table:table-cell>
        </table:table-row>
        <table:table-row table:style-name="TableLine93894933926544">
          <table:table-cell table:style-name="Table5.A2" office:value-type="string">
            <text:p text:style-name="P28">1</text:p>
          </table:table-cell>
          <table:table-cell table:style-name="Table5.A2" office:value-type="string">
            <text:p text:style-name="P28">Carcasa DB9</text:p>
          </table:table-cell>
          <table:table-cell table:style-name="Table5.C2" office:value-type="string">
            <text:p text:style-name="P33">Sigma</text:p>
          </table:table-cell>
        </table:table-row>
        <table:table-row table:style-name="TableLine93894933927504">
          <table:table-cell table:style-name="Table5.A2" office:value-type="string">
            <text:p text:style-name="P29">XX</text:p>
          </table:table-cell>
          <table:table-cell table:style-name="Table5.A2" office:value-type="string">
            <text:p text:style-name="P29">Cable diferentes colores, teniendo encuenta que:</text:p>
            <text:p text:style-name="P29">El cable de comunicacion serial entre el computador y la tarjeta debe ser de 1metro de largo.</text:p>
            <text:p text:style-name="P29"/>
          </table:table-cell>
          <table:table-cell table:style-name="Table5.C2" office:value-type="string">
            <text:p text:style-name="P29"><text:tab/></text:p>
          </table:table-cell>
        </table:table-row>
        <table:table-row table:style-name="TableLine93894933928464">
          <table:table-cell table:style-name="Table5.A2" office:value-type="string">
            <text:p text:style-name="P29">1</text:p>
          </table:table-cell>
          <table:table-cell table:style-name="Table5.A2" office:value-type="string">
            <text:p text:style-name="P29">Caja plastica para el impreso</text:p>
          </table:table-cell>
          <table:table-cell table:style-name="Table5.C2" office:value-type="string">
            <text:p text:style-name="P29"/>
          </table:table-cell>
        </table:table-row>
        <table:table-row table:style-name="TableLine93894933929424">
          <table:table-cell table:style-name="Table5.A2" office:value-type="string">
            <text:p text:style-name="P29">4</text:p>
          </table:table-cell>
          <table:table-cell table:style-name="Table5.A2" office:value-type="string">
            <text:p text:style-name="P29">Juegos de soportes para impreso con tornillo y tuerca, para sujetar el impreso al piso de la caja</text:p>
          </table:table-cell>
          <table:table-cell table:style-name="Table5.C2" office:value-type="string">
            <text:p text:style-name="P29"/>
          </table:table-cell>
        </table:table-row>
        <table:table-row table:style-name="TableLine93894933930384">
          <table:table-cell table:style-name="Table5.A2" office:value-type="string">
            <text:p text:style-name="P30">2</text:p>
          </table:table-cell>
          <table:table-cell table:style-name="Table5.A2" office:value-type="string">
            <text:p text:style-name="P30">Sensores magneticos o finales de carrera para detectar apertura de puertas</text:p>
          </table:table-cell>
          <table:table-cell table:style-name="Table5.C2" office:value-type="string">
            <text:p text:style-name="P30"/>
          </table:table-cell>
        </table:table-row>
        <table:table-row table:style-name="TableLine93894933931344">
          <table:table-cell table:style-name="Table5.A2" office:value-type="string">
            <text:p text:style-name="P30">2</text:p>
          </table:table-cell>
          <table:table-cell table:style-name="Table5.A2" office:value-type="string">
            <text:p text:style-name="P30">Sensores magenticos o finales de carrera para detectar manija bloqueo de puertas.</text:p>
          </table:table-cell>
          <table:table-cell table:style-name="Table5.C2" office:value-type="string">
            <text:p text:style-name="P30"/>
          </table:table-cell>
        </table:table-row>
        <table:table-row table:style-name="TableLine93894933932304">
          <table:table-cell table:style-name="Table5.A2" office:value-type="string">
            <text:p text:style-name="P34"><text:span text:style-name="T14">15</text:span>metro</text:p>
          </table:table-cell>
          <table:table-cell table:style-name="Table5.A2" office:value-type="string">
            <text:p text:style-name="P34">Termo encogible de 3mm </text:p>
          </table:table-cell>
          <table:table-cell table:style-name="Table5.C2" office:value-type="string">
            <text:p text:style-name="Table_20_Contents"/>
          </table:table-cell>
        </table:table-row>
        <table:table-row table:style-name="TableLine93894933933264">
          <table:table-cell table:style-name="Table5.A2" office:value-type="string">
            <text:p text:style-name="P34"><text:span text:style-name="T14">15</text:span>metro</text:p>
          </table:table-cell>
          <table:table-cell table:style-name="Table5.A2" office:value-type="string">
            <text:p text:style-name="P34">Termo encogible de 5mm</text:p>
          </table:table-cell>
          <table:table-cell table:style-name="Table5.C2" office:value-type="string">
            <text:p text:style-name="Table_20_Contents"/>
          </table:table-cell>
        </table:table-row>
        <table:table-row table:style-name="TableLine93894933934224">
          <table:table-cell table:style-name="Table5.A2" office:value-type="string">
            <text:p text:style-name="P35">15metro</text:p>
          </table:table-cell>
          <table:table-cell table:style-name="Table5.A2" office:value-type="string">
            <text:p text:style-name="P35">Termo encogible de 8mm ( para proteger los cables )</text:p>
          </table:table-cell>
          <table:table-cell table:style-name="Table5.C2" office:value-type="string">
            <text:p text:style-name="Table_20_Contents"/>
          </table:table-cell>
        </table:table-row>
        <table:table-row table:style-name="TableLine93894933935184">
          <table:table-cell table:style-name="Table5.A2" office:value-type="string">
            <text:p text:style-name="P36">1 paquete de 100</text:p>
          </table:table-cell>
          <table:table-cell table:style-name="Table5.A2" office:value-type="string">
            <text:p text:style-name="P36">Amarreplastico de 10cm ( aprox)</text:p>
          </table:table-cell>
          <table:table-cell table:style-name="Table5.C2" office:value-type="string">
            <text:p text:style-name="Table_20_Contents"/>
          </table:table-cell>
        </table:table-row>
      </table:table>
      <text:p text:style-name="Text_20_body"/>
      <text:p text:style-name="P6"/>
      <text:h text:style-name="P53" text:outline-level="1">PREPARACION</text:h>
      <text:list xml:id="list2653016134" text:style-name="L2">
        <text:list-item>
          <text:p text:style-name="P64">Verificacion antes de encender las fuente que no haya corto circuito.</text:p>
        </text:list-item>
        <text:list-item>
          <text:p text:style-name="P64">Programar el PIC con la version del programa.</text:p>
        </text:list-item>
        <text:list-item>
          <text:p text:style-name="P64">Instalar el PIC en la tarjeta y encender fuente de 5V y 12V.</text:p>
        </text:list-item>
        <text:list-item>
          <text:p text:style-name="P64">Ejecutar el proceso de inicializacion de la cerradura.</text:p>
        </text:list-item>
      </text:list>
      <text:p text:style-name="P1"/>
      <text:h text:style-name="Heading_20_1" text:outline-level="1"><text:soft-page-break/>PRUEBAS</text:h>
      <text:list xml:id="list1036336820" text:style-name="L3">
        <text:list-item>
          <text:p text:style-name="P59">Cuando es energizada la tarjeta a 5V, el LED debe parpadear o quedar encendido.</text:p>
          <text:p text:style-name="P59"/>
        </text:list-item>
        <text:list-item>
          <text:p text:style-name="P59">Cuando es energizada la tarjeta a 5V el buzzer debe emitir un tono corto.</text:p>
          <text:p text:style-name="P59"/>
        </text:list-item>
        <text:list-item>
          <text:p text:style-name="P61">Ejecutar comando de apertura de puerta 1, <text:span text:style-name="T5">debe bajar el pestillo del actuador negro</text:span></text:p>
          <text:p text:style-name="P61"/>
        </text:list-item>
        <text:list-item>
          <text:p text:style-name="P61">Ej<text:span text:style-name="T5">e</text:span>cturar comando de cierre puerta 2, <text:span text:style-name="T5">debe subir el pestillo del actuador negro</text:span></text:p>
          <text:p text:style-name="P61"/>
        </text:list-item>
        <text:list-item>
          <text:p text:style-name="P62">Ejecutar comando de apertura solenoide, debe contraerse el pestillo del solenoide por 3 Segundos y luego automaticamente volver a salir el pestillo.</text:p>
        </text:list-item>
      </text:list>
      <text:p text:style-name="P5"/>
      <text:h text:style-name="P54" text:outline-level="1">COMANDOS</text:h>
      <text:p text:style-name="P40"/>
      <text:p text:style-name="P39">Desde un computador con Windows, usando el programa Serial Port Utility, configurar el puerto serial a 9600 bps, 8bits, 1bit stop, paridad <text:span text:style-name="T15">par ( Even )</text:span>. <text:span text:style-name="T8">Configurar transmision y recepcion de datos en formato HEX.</text:span></text:p>
      <text:p text:style-name="P39"/>
      <text:p text:style-name="P39">Luego conectar el cable serial entre la tarjeta y el computador y encender la fuente de 5V y 12V.</text:p>
      <text:p text:style-name="P39"/>
      <text:h text:style-name="Heading_20_2" text:outline-level="2">INICIALIZACION DE LA CERRADURA</text:h>
      <text:p text:style-name="Text_20_body"/>
      <text:p text:style-name="P41">Cada vez que se programe el PIC se borra la memoria EEPROM donde esta la configuracion de las dos cerraduras, por lo que siempre luego de programado se debe ejecutar el siguiente proceso:</text:p>
      <text:list xml:id="list155937712" text:style-name="L4">
        <text:list-item>
          <text:p text:style-name="P65">Enviar la trama: 03 08 42 00 73 01 02 03 04 <text:span text:style-name="T9">3D</text:span></text:p>
          <text:p text:style-name="P66">Respuesta: 03 03 42 A0 E1</text:p>
        </text:list-item>
      </text:list>
      <text:p text:style-name="P42"/>
      <text:list xml:id="list120229435068197" text:continue-numbering="true" text:style-name="L4">
        <text:list-item>
          <text:p text:style-name="P67">Enviar la trama: 03 08 42 02 73 01 02 03 04 <text:span text:style-name="T11">3F</text:span></text:p>
          <text:p text:style-name="P68">Respuesta: 03 03 42 A0 E1</text:p>
        </text:list-item>
      </text:list>
      <text:p text:style-name="P42"/>
      <text:h text:style-name="P55" text:outline-level="2">APERTURA CERRADURAS</text:h>
      <text:p text:style-name="P44"/>
      <text:p text:style-name="P44"><text:span text:style-name="T17">Para abrir la cerradura de la boveda, enviar el comando: 03 07 10 01 01 02 03 04 </text:span><text:span text:style-name="T16">12</text:span></text:p>
      <text:p text:style-name="P45">Respuesta: 03 03 10 A0 B3</text:p>
      <text:p text:style-name="P43"><text:soft-page-break/></text:p>
      <text:p text:style-name="P43">Para abrir la cerradura de mantenimiento, enviar el comando: 03 07 10 0<text:span text:style-name="T11">3</text:span> 01 02 03 04 <text:span text:style-name="T11">10</text:span></text:p>
      <text:p text:style-name="P45">Respuesta: <text:span text:style-name="T11">03 03 10 A0 B3</text:span></text:p>
      <text:p text:style-name="P45"/>
      <text:h text:style-name="P56" text:outline-level="2"><text:span text:style-name="T18">CIERRE</text:span><text:span text:style-name="T17"> CERRADURAS</text:span></text:h>
      <text:p text:style-name="P51"/>
      <text:p text:style-name="P52">Para las cerraduras tipo solenoide se usa el mismo comando de apertura en caso de necesitar cerrar la puerta, aunque fisicamente solo con empujar la puerta el pestillo queda bloqueando la puerta.</text:p>
      <text:p text:style-name="P52"/>
      <text:p text:style-name="P52">Por otro lado, la cerradura de actuador lineal, requiere un comando diferente para que el pestillo salga y quede en la posicion de bloquear puerta, asi que el comando para cerrar la boveda es:</text:p>
      <text:p text:style-name="P52"/>
      <text:p text:style-name="P52">Enviar comando: 03 07 11 01 01 02 03 04 13</text:p>
      <text:p text:style-name="P52">Respuesta: 03 03 10 A0 B3</text:p>
      <text:p text:style-name="P52"/>
      <text:p text:style-name="P43"/>
      <text:h text:style-name="P57" text:outline-level="2">LECTURA SENSORES</text:h>
      <text:p text:style-name="P47"/>
      <text:p text:style-name="P49">La lectura del estado de los sensores, se obtiene al ejecutar el comando en el byte XX, donde cada bit representa el estado de cada sensor de la correspondiente puerta:</text:p>
      <table:table table:name="Table4" table:style-name="Table4">
        <table:table-column table:style-name="Table4.A"/>
        <table:table-column table:style-name="Table4.B"/>
        <table:table-row table:style-name="TableLine93894933881792">
          <table:table-cell table:style-name="Table4.A1" office:value-type="string">
            <text:p text:style-name="P25">POSICION BIT</text:p>
          </table:table-cell>
          <table:table-cell table:style-name="Table4.B1" office:value-type="string">
            <text:p text:style-name="P25">INTERPRETACION</text:p>
          </table:table-cell>
        </table:table-row>
        <table:table-row table:style-name="TableLine93894934062992">
          <table:table-cell table:style-name="Table4.A2" office:value-type="string">
            <text:p text:style-name="P25">7</text:p>
          </table:table-cell>
          <table:table-cell table:style-name="Table4.B2" office:value-type="string">
            <text:p text:style-name="P25">No usado</text:p>
          </table:table-cell>
        </table:table-row>
        <table:table-row table:style-name="TableLine93894934064400">
          <table:table-cell table:style-name="Table4.A2" office:value-type="string">
            <text:p text:style-name="P25">6</text:p>
          </table:table-cell>
          <table:table-cell table:style-name="Table4.B2" office:value-type="string">
            <text:p text:style-name="P25">No usado</text:p>
          </table:table-cell>
        </table:table-row>
        <table:table-row table:style-name="TableLine93894934065040">
          <table:table-cell table:style-name="Table4.A2" office:value-type="string">
            <text:p text:style-name="P25">5</text:p>
          </table:table-cell>
          <table:table-cell table:style-name="Table4.B2" office:value-type="string">
            <text:p text:style-name="P25">Para el actuador negro:</text:p>
            <text:p text:style-name="P25">1- Pestillo adentro</text:p>
            <text:p text:style-name="P25">0- Pestillo no adentro</text:p>
          </table:table-cell>
        </table:table-row>
        <table:table-row table:style-name="TableLine93894934065840">
          <table:table-cell table:style-name="Table4.A2" office:value-type="string">
            <text:p text:style-name="P25">4</text:p>
          </table:table-cell>
          <table:table-cell table:style-name="Table4.B2" office:value-type="string">
            <text:p text:style-name="P25">Para el actuador negro:</text:p>
            <text:p text:style-name="P25">1- Pestillo completamente afuera</text:p>
            <text:p text:style-name="P25">0- Pestillo no completo afuera</text:p>
          </table:table-cell>
        </table:table-row>
        <table:table-row table:style-name="TableLine93894934066640">
          <table:table-cell table:style-name="Table4.A2" office:value-type="string">
            <text:p text:style-name="P25">3</text:p>
          </table:table-cell>
          <table:table-cell table:style-name="Table4.B2" office:value-type="string">
            <text:p text:style-name="P25">No usado</text:p>
          </table:table-cell>
        </table:table-row>
        <table:table-row table:style-name="TableLine93894934067392">
          <table:table-cell table:style-name="Table4.A2" office:value-type="string">
            <text:p text:style-name="P25">2</text:p>
          </table:table-cell>
          <table:table-cell table:style-name="Table4.B2" office:value-type="string">
            <text:p text:style-name="P25">No usado</text:p>
          </table:table-cell>
        </table:table-row>
        <table:table-row table:style-name="TableLine93894934068192">
          <table:table-cell table:style-name="Table4.A2" office:value-type="string">
            <text:p text:style-name="P25">1</text:p>
          </table:table-cell>
          <table:table-cell table:style-name="Table4.B2" office:value-type="string">
            <text:p text:style-name="P25">Sensor de manija</text:p>
            <text:p text:style-name="P25">1- Desbloqueada</text:p>
            <text:p text:style-name="P25"><text:soft-page-break/>0- Bloqueada</text:p>
          </table:table-cell>
        </table:table-row>
        <table:table-row table:style-name="TableLine93894934068992">
          <table:table-cell table:style-name="Table4.A2" office:value-type="string">
            <text:p text:style-name="P25">0</text:p>
          </table:table-cell>
          <table:table-cell table:style-name="Table4.B2" office:value-type="string">
            <text:p text:style-name="P25">Sensor puerta</text:p>
            <text:p text:style-name="P25">1- Puerta abierta</text:p>
            <text:p text:style-name="P25">0- Puerta cerrada</text:p>
          </table:table-cell>
        </table:table-row>
      </table:table>
      <text:p text:style-name="P49"/>
      <text:p text:style-name="P47"/>
      <text:p text:style-name="P46">Para obtener el estado de los sensores <text:span text:style-name="T11">puerta</text:span><text:span text:style-name="T10"> boveda</text:span> enviar </text:p>
      <text:p text:style-name="P46">comando: 03 05 <text:span text:style-name="T10">20 01 22</text:span></text:p>
      <text:p text:style-name="P48">Respuesta: 03 04 20 A0 XX B7</text:p>
      <text:p text:style-name="P50">Para obtener el estado de los sensores de la puerta mantenimiento enviar </text:p>
      <text:p text:style-name="P50">comando: 03 03 20 02 21</text:p>
      <text:p text:style-name="P49">Respuesta: 03 04 20 A0 XX B7</text:p>
      <text:p text:style-name="P48"/>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4pt"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14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4pt" fo:font-weight="bold" style:font-size-asian="115%" style:font-weight-asian="bold" style:font-size-complex="115%" style:font-weight-complex="bold"/>
    </style:style>
    <style:style style:name="Numbering_20_Symbols" style:display-name="Numbering Symbols" style:family="text"/>
    <text:outline-style style:name="Outline">
      <text:outline-level-style text:level="1" style:num-prefix=" " style:num-suffix=" " style:num-format="1">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4-19T08:59:39.661000000</meta:creation-date>
    <dc:date>2022-05-02T12:02:28.093993473</dc:date>
    <meta:editing-duration>PT4H6M58S</meta:editing-duration>
    <meta:editing-cycles>36</meta:editing-cycles>
    <meta:generator>LibreOffice/6.4.7.2$Linux_X86_64 LibreOffice_project/40$Build-2</meta:generator>
    <meta:document-statistic meta:table-count="6" meta:image-count="0" meta:object-count="0" meta:page-count="8" meta:paragraph-count="276" meta:word-count="1440" meta:character-count="7623" meta:non-whitespace-character-count="6442"/>
  </office:meta>
</office:document-meta>
</file>